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4" style:family="paragraph" style:parent-style-name="Heading_20_1">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position="super 58%"/>
    </style:style>
    <style:style style:name="T5" style:family="text">
      <style:text-properties style:font-name="Georgia" fo:font-size="10.5pt" style:font-size-asian="10.5pt" style:font-size-complex="10.5pt"/>
    </style:style>
    <style:style style:name="T6"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7"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ttling for Second Place</text:p>
      <text:p text:style-name="P2"/>
      <text:p text:style-name="P1"><text:span text:style-name="T1">Read:</text:span> Genesis 17:15-18; Numbers 32:1-5; Mark 8:22-25</text:p>
      <text:p text:style-name="P1"><text:s/></text:p>
      <text:p text:style-name="P1"><text:span text:style-name="T1">Text:</text:span> Genesis 17:18 "And Abraham said unto God, O that Ishmael might live before thee!"</text:p>
      <text:p text:style-name="P1"/>
      <text:p text:style-name="P1"><text:span text:style-name="T1">Introduction:</text:span> God has a plan for your life. <text:s/>You may choose to ignore God’s plan for you, follow God’s plan for you, or follow God’s plan for you as long as you agree with it. <text:s/>You and I have the option to question God’s will or to follow God’s will. <text:s/>God is not in the business of <text:span text:style-name="T3">demanding</text:span> 100% complete obedience. <text:s/>He wants us to obey from a heart filled with love for Him but <text:span text:style-name="T3">He will not demand it</text:span>.</text:p>
      <text:p text:style-name="P1"><text:s text:c="2"/>I am talking to those who are trying to follow God’s plan for their life. Satan is happy to get us side tracked and have us miss God all together but if that is not possible he will be happy to get you and I to settle for less than what God has for us.</text:p>
      <text:p text:style-name="P1"><text:s text:c="2"/>We just read two stories in scripture where less than God’s best was OK, with God’s people, and one story where Jesus refused to just make some-one better when the man needed to be made whole.</text:p>
      <text:p text:style-name="P1"/>
      <text:p text:style-name="P1"><text:span text:style-name="T1">I. Abraham laughed at God!</text:span> He laughed so hard that he couldn’t stand up. The scripture says: “Then Abraham fell upon his face, and laughed…” <text:s/>This is not the first time that God had promised Abraham &amp; Sarah a son. <text:s/>It was just that they had grown old while waiting for God to fulfill His promise. <text:s/>They had, long ago, given up on this promise. <text:s/>They had even fixed the problem. <text:s/>Abraham had taken a 2<text:span text:style-name="T4">nd</text:span> wife and had a son by her. <text:s/>Ishmael was now 12 years old and he would just have to do, for both Sarah and Abraham had given up on God and that old promise. </text:p>
      <text:p text:style-name="P1"><text:s text:c="2"/>After he stopped laughing; Abraham said to God: “O that Ishmael might live before thee!” <text:s/>In essence he said: “God, we are content with what we have done. No thank you; on your plan.”</text:p>
      <text:p text:style-name="P1"><text:s text:c="2"/>It may seem arrogant to think that we can improve on anything that God plans but, for some reason, many times, we act like we can.</text:p>
      <text:p text:style-name="P1"><text:s text:c="2"/>After the birth of Isaac we see that Abraham is a new man. <text:s/>Never again does he doubt God. <text:s/>When God tells him to sacrifice his son on Mount Moriah he rushes to obey. <text:s/>He has learned to laugh at his doubts but to never ever laugh at God again.</text:p>
      <text:p text:style-name="P1"><text:line-break/>II. Gad and Reuben reject the Promised Land.<text:span text:style-name="T2"> <text:s/>These tribes got</text:span></text:p>
      <text:h text:style-name="P4" text:outline-level="1"><text:span text:style-name="T2">together and decided to reject the very land that they had traveled for 40</text:span></text:h>
      <text:h text:style-name="P4" text:outline-level="1"><text:span text:style-name="T2">years to find. <text:s/>There was a meeting of the elders and a discussion before</text:span></text:h>
      <text:h text:style-name="P4" text:outline-level="1"><text:span text:style-name="T2">Moses was approached. <text:s/>Perhaps they were tired of traveling. <text:s/>Maybe they</text:span></text:h>
      <text:p text:style-name="P1"><text:span text:style-name="T2">were fed up with the whole camping experience. <text:s/>They did not find that</text:span></text:p>
      <text:h text:style-name="P4" text:outline-level="1"><text:span text:style-name="T2">where they had chosen was better than the promised land for they had </text:span></text:h>
      <text:h text:style-name="P4" text:outline-level="1"><text:span text:style-name="T2">never seen the promised land. <text:s/>They picked here having never seen there.</text:span></text:h>
      <text:p text:style-name="P1">To be fair they did recognize that the land was good for cattle. <text:s/>They did not get some useless swampland. <text:s/>What they got was really good land. What they sacrificed for it was God’s choice for them. <text:s/>Would God’s choice have been better land? <text:s/>I honestly don’t know but I do know that it would have been better for them.</text:p>
      <text:p text:style-name="P1"><text:s text:c="2"/>Their choice kept them far from the rest of God’s people and from the place of worship. <text:s/>They fell away and intermarried with lost people. <text:s/>They lost out, as a nation, and as God’s people. </text:p>
      <text:p text:style-name="P1"/>
      <text:p text:style-name="P1"><text:span text:style-name="T1">III. God’s plan is right.</text:span> In Mark we read about a miracle that Jesus performed on a blind man. On the surface this story may not seem to apply but I’d like to try to tie it in.</text:p>
      <text:p text:style-name="P1"><text:s text:c="2"/>In the story; a man is touched by Christ. <text:s/>After Christ touches him he regains his vision but he cannot differentiate between men and trees. <text:s/>In other words he can see better but is not completely well. <text:s/>Jesus touches him again and he can see perfectly.</text:p>
      <text:p text:style-name="Standard"><text:span text:style-name="T5"><text:s text:c="2"/>Why do I include this story in this sermon? It is because of the unsaid attitude that Christ had about His work. <text:s/>He did not come to improve the man’s illness although the man may have appreciated that. <text:s/>He came to make men whole. <text:s/>He was not satisfied with men becoming better He wanted to change them completely. <text:s/>God never plans for men to go 9/10 <text:s/>of the way He wants you and I to go 100% of the way that He has for us. <text:s/>He does not want to free you from 99 and 44/100 percent of your sin. He did not come to save you almost. <text:s/>He did not come to free you from your drug addiction and leave you bound in tobacco addiction. <text:s/>Jesus plainly says in </text:span><text:span text:style-name="T7">John 8:36</text:span><text:span text:style-name="T6"> “If the Son therefore shall make you free, ye shall be free indeed.” </text:span><text:span text:style-name="T5">He came to do the complete work needed in your and my life.</text:span></text:p>
      <text:p text:style-name="P1"/>
      <text:p text:style-name="P1"><text:span text:style-name="T1">Conclude:</text:span> It has been said that second place is the first loser. <text:s/>I think that that statement may seem a little harsh and judgmental about those who don’t get the blue ribbon but I can say that rare is the winner that would have been content with second place. <text:s/>Nearly everyone who loves sports has a favorite team and/or favorite player. <text:s/>I've never known a true fan say that they would be happy with a second place ending to the season. <text:s/>Have you ever seen an excited fan say: “We're #2!”</text:p>
      <text:p text:style-name="P1"><text:s text:c="2"/>God's best is for you and I to be winners in the game plan that He has laid out for u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061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 Want Less than The Best</dc:title>
    <meta:initial-creator>Joel Tice</meta:initial-creator>
    <meta:creation-date>2009-01-24T11:11:00</meta:creation-date>
    <dc:creator>j </dc:creator>
    <dc:date>2021-11-13T18:06:27.46</dc:date>
    <meta:editing-cycles>11</meta:editing-cycles>
    <meta:editing-duration>PT6H10M</meta:editing-duration>
    <meta:document-statistic meta:table-count="0" meta:image-count="0" meta:object-count="0" meta:page-count="1" meta:paragraph-count="25" meta:word-count="954" meta:character-count="4938"/>
    <meta:generator>OpenOffice/4.1.3$Win32 OpenOffice.org_project/413m1$Build-9783</meta:generator>
  </office:meta>
</office:document-meta>
</file>